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ourt </meta:initial-creator>
    <meta:creation-date>2013-01-06T07:11:0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Linux_x86 LibreOffice_project/350m1$Build-2</meta:generator>
  </office:meta>
</office:document-meta>
</file>